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UPO VICTORIN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HUANARI TEJADA, VICTOR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6557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ORRES RENGIFO, SANITH KELL YELLIZABET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6082065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6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3:27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